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bda2" officeooo:paragraph-rsid="0019bda2"/>
    </style:style>
    <style:style style:name="P2" style:family="paragraph" style:parent-style-name="Standard">
      <style:text-properties officeooo:rsid="0019bda2" officeooo:paragraph-rsid="0019bda2"/>
    </style:style>
    <style:style style:name="P3" style:family="paragraph" style:parent-style-name="Preformatted_20_Text">
      <style:text-properties officeooo:paragraph-rsid="0019bda2"/>
    </style:style>
    <style:style style:name="P4" style:family="paragraph" style:parent-style-name="Standard">
      <style:text-properties officeooo:rsid="0019bda2" officeooo:paragraph-rsid="0019bda2"/>
    </style:style>
    <style:style style:name="T1" style:family="text">
      <style:text-properties officeooo:rsid="0019bda2"/>
    </style:style>
    <style:style style:name="T2" style:family="text">
      <style:text-properties officeooo:rsid="001bb8bc"/>
    </style:style>
    <style:style style:name="T3" style:family="text">
      <style:text-properties officeooo:rsid="0022ad08"/>
    </style:style>
    <style:style style:name="T4" style:family="text">
      <style:text-properties officeooo:rsid="002a03aa"/>
    </style:style>
    <style:style style:name="T5" style:family="text">
      <style:text-properties officeooo:rsid="002c7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kdir -p p1_basic_unix/src/{graphic,exe,utilities}</text:p>
      <text:p text:style-name="Standard">mkdir -p p1_basic_unix/test/{basic,composite}</text:p>
      <text:p text:style-name="Standard">mkdir -p p1_basic_unix/cache/{metadata,data}/{tables,"directory_list"}</text:p>
      <text:p text:style-name="Standard">mkdir -p p1_basic_unix/cache/{images,history}</text:p>
      <text:p text:style-name="Standard"/>
      <text:p text:style-name="Standard">cd p1_basic_unix/test/basic</text:p>
      <text:p text:style-name="Standard"/>
      <text:p text:style-name="Standard">touch te<text:span text:style-name="T2">s</text:span>t_1.txt</text:p>
      <text:p text:style-name="P2">touch test_2.txt</text:p>
      <text:p text:style-name="P2">touch test_3.txt</text:p>
      <text:p text:style-name="P2"/>
      <text:p text:style-name="P2">echo Chuanle Yu 2023/10/3 &gt;&gt; test_1.txt</text:p>
      <text:p text:style-name="P2">cat test_1.txt</text:p>
      <text:p text:style-name="P2"/>
      <text:p text:style-name="P2">ls -l &gt;&gt; test_2.txt</text:p>
      <text:p text:style-name="P2"/>
      <text:p text:style-name="P2"/>
      <text:p text:style-name="P2">chmod +x test_1.txt</text:p>
      <text:p text:style-name="P2">ls -l &gt;&gt; test_2.txt</text:p>
      <text:p text:style-name="P2"/>
      <text:p text:style-name="P2">cd <text:span text:style-name="T5">~/Desktop/</text:span>p1_basic_unix</text:p>
      <text:p text:style-name="P3"><text:span text:style-name="Source_20_Text"><text:span text:style-name="T1">wget https://zhwangs.github.io/UCSB_Physcis129L/static/docs/P1_B.tar.gz</text:span></text:span></text:p>
      <text:p text:style-name="P1"><text:span text:style-name="Source_20_Text">tar -xzvf P1_B.tar.gz</text:span></text:p>
      <text:p text:style-name="P1"><text:span text:style-name="Source_20_Text"/></text:p>
      <text:p text:style-name="P1"><text:span text:style-name="Source_20_Text">mv P1_B/example.sh ~/Desktop/p1_basic_unix</text:span></text:p>
      <text:p text:style-name="P1"><text:span text:style-name="Source_20_Text"/></text:p>
      <text:p text:style-name="P1"><text:span text:style-name="Source_20_Text">mv </text:span><text:span text:style-name="Source_20_Text"><text:span text:style-name="T4">P1_B/</text:span></text:span><text:span text:style-name="Source_20_Text">example2.txt demo_2.txt</text:span></text:p>
      <text:p text:style-name="P2">mv <text:span text:style-name="T4">P1_B/</text:span>example<text:span text:style-name="T3">1</text:span>.txt demo_<text:span text:style-name="T3">1</text:span>.txt</text:p>
      <text:p text:style-name="P2"/>
      <text:p text:style-name="P2">mv demo_1.txt <text:s/>~/Desktop/p1_basic_unix/src/exe</text:p>
      <text:p text:style-name="P2">mv demo_2.txt <text:s/>~/Desktop/p1_basic_unix/cache/data/tables</text:p>
      <text:p text:style-name="P2"/>
      <text:p text:style-name="P2">rm -r P1_B</text:p>
      <text:p text:style-name="P2">ln -s ~/src/exe/demo_1.txt demo_link</text:p>
      <text:p text:style-name="P2"/>
      <text:p text:style-name="P2">alias ll="ls -l"</text:p>
      <text:p text:style-name="P2"/>
      <text:p text:style-name="P2">cd ~/Desktop/p1_basic_unix/src/</text:p>
      <text:p text:style-name="P2">grep "statistics" exe/demo_1.txt|xargs &gt;&gt; utilities/grep_stat_demo1.txt</text:p>
      <text:p text:style-name="P2"/>
      <text:p text:style-name="P2">cd ~/Desktop/p1_basic_unix</text:p>
      <text:p text:style-name="P2">grep -r "statistics" |xargs &gt;&gt; cache/images/grep_stat_all.txt</text:p>
      <text:p text:style-name="P2"/>
      <text:p text:style-name="P2"/>
      <text:p text:style-name="P2">find -type f -name "*.txt" |xargs &gt;&gt; test/basic/test_3.txt</text:p>
      <text:p text:style-name="P2"/>
      <text:p text:style-name="P2">find -type f -name "*.txt" -exec <text:s/>grep -r "statistics" {} +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3:00:17.845736802</meta:creation-date>
    <dc:date>2023-10-05T19:33:42.331469754</dc:date>
    <meta:editing-duration>PT45M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105" meta:character-count="1087" meta:non-whitespace-character-count="1009"/>
  </office:meta>
</office:document-meta>
</file>